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120.64pt"/>
    </style:style>
    <style:style style:name="co7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6" table:default-cell-style-name="Default"/>
        <table:table-column table:style-name="co3" table:number-columns-repeated="1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ome_first_half_goals</text:p>
          </table:table-cell>
          <table:table-cell office:value-type="float" office:value="0.02024463" calcext:value-type="float">
            <text:p>0.0202446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first_half_goals</text:p>
          </table:table-cell>
          <table:table-cell office:value-type="float" office:value="0.0199837" calcext:value-type="float">
            <text:p>0.019983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win_odds</text:p>
          </table:table-cell>
          <table:table-cell office:value-type="float" office:value="0.01977469" calcext:value-type="float">
            <text:p>0.0197746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draw_odds</text:p>
          </table:table-cell>
          <table:table-cell office:value-type="float" office:value="0.01969696" calcext:value-type="float">
            <text:p>0.0196969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second_half_goals</text:p>
          </table:table-cell>
          <table:table-cell office:value-type="float" office:value="0.01953099" calcext:value-type="float">
            <text:p>0.0195309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lose_odds</text:p>
          </table:table-cell>
          <table:table-cell office:value-type="float" office:value="0.01933149" calcext:value-type="float">
            <text:p>0.0193314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draw_odds</text:p>
          </table:table-cell>
          <table:table-cell office:value-type="float" office:value="0.01927423" calcext:value-type="float">
            <text:p>0.019274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lose_odds_all</text:p>
          </table:table-cell>
          <table:table-cell office:value-type="float" office:value="0.01914597" calcext:value-type="float">
            <text:p>0.019145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second_half_goals_all</text:p>
          </table:table-cell>
          <table:table-cell office:value-type="float" office:value="0.01906355" calcext:value-type="float">
            <text:p>0.0190635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first_half_goals_all</text:p>
          </table:table-cell>
          <table:table-cell office:value-type="float" office:value="0.0190333" calcext:value-type="float">
            <text:p>0.01903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win_odds_all</text:p>
          </table:table-cell>
          <table:table-cell office:value-type="float" office:value="0.01901122" calcext:value-type="float">
            <text:p>0.019011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second_half_goals</text:p>
          </table:table-cell>
          <table:table-cell office:value-type="float" office:value="0.01898327" calcext:value-type="float">
            <text:p>0.018983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win_odds</text:p>
          </table:table-cell>
          <table:table-cell office:value-type="float" office:value="0.01896883" calcext:value-type="float">
            <text:p>0.0189688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second_half_goals_all</text:p>
          </table:table-cell>
          <table:table-cell office:value-type="float" office:value="0.01878376" calcext:value-type="float">
            <text:p>0.018783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half_lose_all</text:p>
          </table:table-cell>
          <table:table-cell office:value-type="float" office:value="0.01867195" calcext:value-type="float">
            <text:p>0.0186719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lose_odds</text:p>
          </table:table-cell>
          <table:table-cell office:value-type="float" office:value="0.01846933" calcext:value-type="float">
            <text:p>0.018469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365D</text:p>
          </table:table-cell>
          <table:table-cell office:value-type="float" office:value="0.0184209" calcext:value-type="float">
            <text:p>0.01842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half_lose_all</text:p>
          </table:table-cell>
          <table:table-cell office:value-type="float" office:value="0.01840215" calcext:value-type="float">
            <text:p>0.018402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365A</text:p>
          </table:table-cell>
          <table:table-cell office:value-type="float" office:value="0.01837552" calcext:value-type="float">
            <text:p>0.0183755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full_lose_all</text:p>
          </table:table-cell>
          <table:table-cell office:value-type="float" office:value="0.01836002" calcext:value-type="float">
            <text:p>0.018360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full_draws_all</text:p>
          </table:table-cell>
          <table:table-cell office:value-type="float" office:value="0.0183303" calcext:value-type="float">
            <text:p>0.01833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lose_odds_all</text:p>
          </table:table-cell>
          <table:table-cell office:value-type="float" office:value="0.01831666" calcext:value-type="float">
            <text:p>0.0183166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home_draw_all</text:p>
          </table:table-cell>
          <table:table-cell office:value-type="float" office:value="0.01824111" calcext:value-type="float">
            <text:p>0.018241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365H</text:p>
          </table:table-cell>
          <table:table-cell office:value-type="float" office:value="0.0182166" calcext:value-type="float">
            <text:p>0.018216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half_draws_all</text:p>
          </table:table-cell>
          <table:table-cell office:value-type="float" office:value="0.01805798" calcext:value-type="float">
            <text:p>0.0180579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half_wins_all</text:p>
          </table:table-cell>
          <table:table-cell office:value-type="float" office:value="0.01804905" calcext:value-type="float">
            <text:p>0.0180490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first_half_goals_all</text:p>
          </table:table-cell>
          <table:table-cell office:value-type="float" office:value="0.0180273" calcext:value-type="float">
            <text:p>0.01802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home_draw_all</text:p>
          </table:table-cell>
          <table:table-cell office:value-type="float" office:value="0.01802705" calcext:value-type="float">
            <text:p>0.0180270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draw_odds_all</text:p>
          </table:table-cell>
          <table:table-cell office:value-type="float" office:value="0.01800638" calcext:value-type="float">
            <text:p>0.0180063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win_odds_all</text:p>
          </table:table-cell>
          <table:table-cell office:value-type="float" office:value="0.01798162" calcext:value-type="float">
            <text:p>0.017981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full_draws_all</text:p>
          </table:table-cell>
          <table:table-cell office:value-type="float" office:value="0.01796741" calcext:value-type="float">
            <text:p>0.017967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half_wins_all</text:p>
          </table:table-cell>
          <table:table-cell office:value-type="float" office:value="0.01769413" calcext:value-type="float">
            <text:p>0.017694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draw_odds_all</text:p>
          </table:table-cell>
          <table:table-cell office:value-type="float" office:value="0.01767597" calcext:value-type="float">
            <text:p>0.017675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full_wins_all</text:p>
          </table:table-cell>
          <table:table-cell office:value-type="float" office:value="0.01755558" calcext:value-type="float">
            <text:p>0.0175555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full_lose_all</text:p>
          </table:table-cell>
          <table:table-cell office:value-type="float" office:value="0.0174227" calcext:value-type="float">
            <text:p>0.01742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half_draws</text:p>
          </table:table-cell>
          <table:table-cell office:value-type="float" office:value="0.01731612" calcext:value-type="float">
            <text:p>0.017316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away_draw_all</text:p>
          </table:table-cell>
          <table:table-cell office:value-type="float" office:value="0.01729007" calcext:value-type="float">
            <text:p>0.017290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half_draws_all</text:p>
          </table:table-cell>
          <table:table-cell office:value-type="float" office:value="0.01721174" calcext:value-type="float">
            <text:p>0.0172117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away_draw_all</text:p>
          </table:table-cell>
          <table:table-cell office:value-type="float" office:value="0.01689962" calcext:value-type="float">
            <text:p>0.016899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full_draws</text:p>
          </table:table-cell>
          <table:table-cell office:value-type="float" office:value="0.01661287" calcext:value-type="float">
            <text:p>0.0166128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full_wins_all</text:p>
          </table:table-cell>
          <table:table-cell office:value-type="float" office:value="0.01660623" calcext:value-type="float">
            <text:p>0.016606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half_lose</text:p>
          </table:table-cell>
          <table:table-cell office:value-type="float" office:value="0.01656677" calcext:value-type="float">
            <text:p>0.0165667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full_lose</text:p>
          </table:table-cell>
          <table:table-cell office:value-type="float" office:value="0.01654737" calcext:value-type="float">
            <text:p>0.0165473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half_lose</text:p>
          </table:table-cell>
          <table:table-cell office:value-type="float" office:value="0.01650917" calcext:value-type="float">
            <text:p>0.016509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full_draws</text:p>
          </table:table-cell>
          <table:table-cell office:value-type="float" office:value="0.01641527" calcext:value-type="float">
            <text:p>0.016415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full_wins</text:p>
          </table:table-cell>
          <table:table-cell office:value-type="float" office:value="0.0163924" calcext:value-type="float">
            <text:p>0.01639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half_wins</text:p>
          </table:table-cell>
          <table:table-cell office:value-type="float" office:value="0.01617215" calcext:value-type="float">
            <text:p>0.016172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full_wins</text:p>
          </table:table-cell>
          <table:table-cell office:value-type="float" office:value="0.01615841" calcext:value-type="float">
            <text:p>0.016158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full_lose</text:p>
          </table:table-cell>
          <table:table-cell office:value-type="float" office:value="0.01609135" calcext:value-type="float">
            <text:p>0.0160913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half_draws</text:p>
          </table:table-cell>
          <table:table-cell office:value-type="float" office:value="0.01606199" calcext:value-type="float">
            <text:p>0.0160619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eague_id</text:p>
          </table:table-cell>
          <table:table-cell office:value-type="float" office:value="0.01597474" calcext:value-type="float">
            <text:p>0.0159747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half_wins</text:p>
          </table:table-cell>
          <table:table-cell office:value-type="float" office:value="0.01576873" calcext:value-type="float">
            <text:p>0.015768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away_draw</text:p>
          </table:table-cell>
          <table:table-cell office:value-type="float" office:value="0.01463561" calcext:value-type="float">
            <text:p>0.0146356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way_home_draw</text:p>
          </table:table-cell>
          <table:table-cell office:value-type="float" office:value="0.0140227" calcext:value-type="float">
            <text:p>0.01402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home_draw</text:p>
          </table:table-cell>
          <table:table-cell office:value-type="float" office:value="0.01389384" calcext:value-type="float">
            <text:p>0.0138938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ome_away_draw</text:p>
          </table:table-cell>
          <table:table-cell office:value-type="float" office:value="0.01361451" calcext:value-type="float">
            <text:p>0.013614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untry_id</text:p>
          </table:table-cell>
          <table:table-cell office:value-type="float" office:value="0.01214205" calcext:value-type="float">
            <text:p>0.01214205</text:p>
          </table:table-cell>
          <table:table-cell table:number-columns-repeated="55"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1:27:28.072551979</meta:creation-date>
    <dc:date>2017-04-27T15:45:31.641033628</dc:date>
    <meta:editing-duration>PT11H36M7S</meta:editing-duration>
    <meta:editing-cycles>2</meta:editing-cycles>
    <meta:generator>LibreOffice/5.1.6.2$Linux_X86_64 LibreOffice_project/10m0$Build-2</meta:generator>
    <meta:document-statistic meta:table-count="1" meta:cell-count="114" meta:object-count="0"/>
  </office:meta>
</office:document-meta>
</file>